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alibri1" fo:language="ru" fo:country="RU"/>
    </style:style>
    <style:style style:name="P2" style:family="paragraph" style:parent-style-name="Heading_20_1">
      <style:paragraph-properties fo:text-align="center" style:justify-single-word="false"/>
      <style:text-properties style:font-name="Calibri1"/>
    </style:style>
    <style:style style:name="P3" style:family="paragraph" style:parent-style-name="Heading_20_2">
      <style:paragraph-properties fo:text-align="center" style:justify-single-word="false"/>
      <style:text-properties style:font-name="Calibri1" fo:language="ru" fo:country="RU"/>
    </style:style>
    <style:style style:name="P4" style:family="paragraph" style:parent-style-name="Heading_20_2">
      <style:paragraph-properties fo:text-align="center" style:justify-single-word="false"/>
      <style:text-properties fo:language="lv" fo:country="LV"/>
    </style:style>
    <style:style style:name="P5" style:family="paragraph" style:parent-style-name="Text_20_body" style:list-style-name="L1">
      <style:paragraph-properties fo:text-align="start" style:justify-single-word="false"/>
      <style:text-properties style:font-name="Calibri1" fo:language="ru" fo:country="RU"/>
    </style:style>
    <style:style style:name="P6" style:family="paragraph" style:parent-style-name="Text_20_body" style:list-style-name="L2">
      <style:paragraph-properties fo:text-align="start" style:justify-single-word="false"/>
      <style:text-properties style:font-name="Calibri1" fo:language="ru" fo:country="RU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libri1"/>
    </style:style>
    <style:style style:name="P8" style:family="paragraph" style:parent-style-name="Text_20_body" style:list-style-name="L3">
      <style:paragraph-properties fo:text-align="start" style:justify-single-word="false"/>
      <style:text-properties fo:language="lv" fo:country="LV"/>
    </style:style>
    <style:style style:name="P9" style:family="paragraph" style:parent-style-name="Text_20_body" style:list-style-name="L4">
      <style:text-properties fo:font-weight="normal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lv" fo:country="LV"/>
    </style:style>
    <style:style style:name="T5" style:family="text">
      <style:text-properties fo:language="lv" fo:country="LV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lv" fo:country="LV" fo:font-weight="bold" style:font-weight-asian="bold" style:font-weight-complex="bold"/>
    </style:style>
    <style:style style:name="T7" style:family="text">
      <style:text-properties fo:language="lv" fo:country="LV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oney Saver Project</text:h>
      <text:h text:style-name="P3" text:outline-level="2">Входные данные</text:h>
      <text:list xml:id="list5090057014097336798" text:style-name="L1">
        <text:list-item>
          <text:p text:style-name="P5">Период:</text:p>
          <text:list>
            <text:list-item>
              <text:p text:style-name="P5">Начало периода</text:p>
            </text:list-item>
            <text:list-item>
              <text:p text:style-name="P5">Конец периода</text:p>
            </text:list-item>
            <text:list-item>
              <text:p text:style-name="P5">Начальная сумма</text:p>
            </text:list-item>
          </text:list>
        </text:list-item>
        <text:list-item>
          <text:p text:style-name="P5">Расходы</text:p>
          <text:list>
            <text:list-item>
              <text:p text:style-name="P5">Сумма расходов</text:p>
            </text:list-item>
            <text:list-item>
              <text:p text:style-name="P5">Описание расходов (опционально)</text:p>
            </text:list-item>
            <text:list-item>
              <text:p text:style-name="P5">Дата расходов (опционально)</text:p>
            </text:list-item>
          </text:list>
        </text:list-item>
        <text:list-item>
          <text:p text:style-name="P5">Кнопка «Завершить период». Кнопка сама по себе не добавляет новые данные, но передаёт соответствующий сигнал службам, обрабатывающим периодические данные. </text:p>
        </text:list-item>
      </text:list>
      <text:h text:style-name="P3" text:outline-level="2">Идеи по юзабилити</text:h>
      <text:list xml:id="list456771495886690317" text:style-name="L2">
        <text:list-item>
          <text:p text:style-name="P7"><text:span text:style-name="T1">Кликнув дважды на запись в таблице, должно показываться всплывающее окно, в котором должен быть список всех платежей, сделанных в этот день. Каждый платёж можно удалить или изменить. После нажатия кнопки </text:span><text:span text:style-name="T5">Save</text:span><text:span text:style-name="T4"> </text:span><text:span text:style-name="T1">данные уходят на сервер.</text:span></text:p>
        </text:list-item>
        <text:list-item>
          <text:p text:style-name="P6">В панель интервалов надо добавить кнопку <text:span text:style-name="T6">Add New Payments</text:span><text:span text:style-name="T7">. </text:span><text:span text:style-name="T8">При нажатии должно отображаться тоже окно, что и при двойном клике на запись из таблицы. При этом видно только один платёж, но можно нажать на крестик, и тогда появится ещё один платёж, а крестик напротив первого платежа становится минусом, и тогда, его можно будет удалить. </text:span></text:p>
        </text:list-item>
      </text:list>
      <text:h text:style-name="Heading_20_2" text:outline-level="2"><text:span text:style-name="T1">Задачи</text:span> <text:span text:style-name="T1">на ближайшее будущее</text:span></text:h>
      <text:list xml:id="list3578316624317904219" text:style-name="L4">
        <text:list-item>
          <text:p text:style-name="P9"><text:span text:style-name="T1">Создать модальное окно для кнопки </text:span><text:span text:style-name="T10">Add new payments.</text:span></text:p>
        </text:list-item>
      </text:list>
      <text:p text:style-name="P1"/>
      <text:h text:style-name="P4" text:outline-level="2"><text:span text:style-name="T1">Переход на </text:span>AngularJS (<text:span text:style-name="T9">Done)</text:span></text:h>
      <text:list xml:id="list2368771109573907329" text:style-name="L3">
        <text:list-item>
          <text:p text:style-name="P8">http://angular-ui.github.io/bootstrap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style:font-name="Calibri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ja Denisovs</meta:initial-creator>
    <meta:creation-date>2015-04-18T15:45:00</meta:creation-date>
    <meta:generator>OpenOffice/4.1.1$Win32 OpenOffice.org_project/411m6$Build-9775</meta:generator>
    <dc:date>2015-05-15T00:02:34.59</dc:date>
    <dc:creator>Ilja Denisovs</dc:creator>
    <meta:editing-duration>PT1H2M19S</meta:editing-duration>
    <meta:editing-cycles>9</meta:editing-cycles>
    <meta:document-statistic meta:table-count="0" meta:image-count="0" meta:object-count="0" meta:page-count="1" meta:paragraph-count="18" meta:word-count="162" meta:character-count="1089"/>
  </office:meta>
</office:document-meta>
</file>